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fo:font-weight="normal" officeooo:rsid="001bd49d" officeooo:paragraph-rsid="001c938e" style:font-weight-asian="normal" style:font-weight-complex="normal"/>
    </style:style>
    <style:style style:name="P2" style:family="paragraph" style:parent-style-name="Standard">
      <style:text-properties fo:language="es" fo:country="ES" fo:font-weight="normal" officeooo:rsid="001a94f5" officeooo:paragraph-rsid="001c938e" style:font-weight-asian="normal" style:font-weight-complex="normal"/>
    </style:style>
    <style:style style:name="T1" style:family="text">
      <style:text-properties officeooo:rsid="001bd49d"/>
    </style:style>
    <style:style style:name="T2" style:family="text">
      <style:text-properties officeooo:rsid="002e18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 enfermedad provoca dolor cronico en quienes la padecen. Se estima que 1 de cada 800 personas tienen la enfermedad.</text:p>
      <text:p text:style-name="P2"/>
      <text:p text:style-name="P2">Sin embargo, si la enfermedad se detecta, se puede curar completamente mediante una intervención quirurgica.</text:p>
      <text:p text:style-name="P2"/>
      <text:p text:style-name="P2">Imagina que tienes un resultado positivo para la enfermedad con el test. <text:span text:style-name="T1">El medico te ofrece la prueba de seguimiento para confirmar la presencia de la enfermedad.</text:span></text:p>
      <text:p text:style-name="P1"/>
      <text:p text:style-name="P1">Hay una prueba de seguimiento que puede confirmar la presencia de la enfermedad, y por lo tanto se puede comenzar el tratamiento, sin embargo, la prueba de seguimiento tiene un riesgo relacionado con el procedimiento de un 1% de causar dolor cronico.</text:p>
      <text:p text:style-name="P1"/>
      <text:p text:style-name="P1">Finalmente, rec<text:span text:style-name="T2">u</text:span>erda que dijiste que un ___ % de los que reciben un resultado positivo en realidad tiene la enfermedad.</text:p>
      <text:p text:style-name="P1"/>
      <text:p text:style-name="P1">Tomarías la prueba de seguimiento? (1 = Si , 0 = No): ___</text:p>
      <text:p text:style-name="P1"/>
      <text:p text:style-name="P1">Como de probable es que tomes la prueba de seguimiento?</text:p>
      <text:p text:style-name="P1">Muy poco probable 0 ___ 100% Muy prob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2:34:20.566810588</meta:creation-date>
    <meta:generator>LibreOffice/5.2.7.2$Linux_X86_64 LibreOffice_project/20m0$Build-2</meta:generator>
    <dc:date>2017-10-26T10:43:00.849737916</dc:date>
    <dc:creator>Nicolas </dc:creator>
    <meta:editing-duration>PT2S</meta:editing-duration>
    <meta:editing-cycles>1</meta:editing-cycles>
    <meta:document-statistic meta:table-count="0" meta:image-count="0" meta:object-count="0" meta:page-count="1" meta:paragraph-count="8" meta:word-count="155" meta:character-count="910" meta:non-whitespace-character-count="763"/>
  </office:meta>
</office:document-meta>
</file>